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variant="normal" fo:text-transform="none"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vancement</text:p>
      <text:p text:style-name="Standard"/>
      <text:p text:style-name="Standard">J'ai pas fait de commit des le début car pas trop de code mise en place,</text:p>
      <text:p text:style-name="Standard"/>
      <text:p text:style-name="Standard">Mercredi : prise connaissance du projet</text:p>
      <text:p text:style-name="Standard"/>
      <text:p text:style-name="Standard">Jeudi : définition du projet sous forme de schéma</text:p>
      <text:p text:style-name="Standard"/>
      <text:p text:style-name="Standard">Vendredi : début de la conception : écriture des classes nécessaires à la réalisation du projet</text:p>
      <text:p text:style-name="Standard">Affichage des données de volume des différents déchets. Je récupère le volume de chaque déchet grâce à une fonction qui prend en paramètre le type de déchet cette fonction est dans la classe déchet ? </text:p>
      <text:p text:style-name="Standard"/>
      <text:p text:style-name="Standard">Lundi : reprise du code et des schémas, où j'en suis ? </text:p>
      <text:p text:style-name="Standard">Travail sur les services, leurs capacités, essayer de récupérer la capacité d'un service</text:p>
      <text:p text:style-name="Standard"/>
      <text:p text:style-name="Standard">Mardi : </text:p>
      <text:p text:style-name="Standard">j'ai continué à vouloir récupérer les capacités de chaque service</text:p>
      <text:p text:style-name="Standard"/>
      <text:p text:style-name="Standard">J'ai repris depuis le début car j'étais un peu perdu.</text:p>
      <text:p text:style-name="Standard">Explication de la fonctionnalité : </text:p>
      <text:p text:style-name="Standard">Je récupère le volume de chaque déchet.</text:p>
      <text:p text:style-name="Standard">Pour chaque déchet je cherche quel service peut traiter ce type de déchet et je vois si il est disponible.</text:p>
      <text:p text:style-name="Standard">si oui je regarde la capacité du service et je traite les déchets</text:p>
      <text:p text:style-name="Standard">s'il n'y a plus de déchet à traiter je m'arrête là,</text:p>
      <text:p text:style-name="Standard">s'il en reste je regarde s'il y a un autre service de disponible et ainsi de suite. </text:p>
      <text:p text:style-name="Standard"/>
      <text:p text:style-name="Standard">Mercredi :</text:p>
      <text:p text:style-name="Standard">Rédaction des documents pdf</text:p>
      <text:p text:style-name="P1"><text:span text:style-name="T1">J'ai ajouté des interfaces sur le projet waste management</text:span> </text:p>
      <text:p text:style-name="P1"><text:span text:style-name="T1">J'ai récupéré les données json de la capacité des services que j'ai affiché</text:span> </text:p>
      <text:p text:style-name="P1"><text:span text:style-name="T1">J'ai fait une fonction pour traiter la data</text:span> </text:p>
      <text:p text:style-name="P1"/>
      <text:p text:style-name="P1">Jeudi :</text:p>
      <text:p text:style-name="P1">J'ai repris du début en essayant de savoir que doit faire l'application ?</text:p>
      <text:p text:style-name="P1">J'ai essayé de lier les services aux déchets correspondants.</text:p>
      <text:p text:style-name="P1">En faisant un point avec Yann, je me suis rendu compte que je ne partais pas sur la bonne base dès le début au niveau de la récupération de la data du json.</text:p>
      <text:p text:style-name="P1">J'ai donc créé un objet pour chaque déchets et services de façon dynamique.</text:p>
      <text:p text:style-name="P1"/>
      <text:p text:style-name="P1">Vendredi :</text:p>
      <text:p text:style-name="P1">j'ai récupéré la somme des volumes de chaque déchet et je les ai affichés.</text:p>
      <text:p text:style-name="P1">J'ai remis tous les fichiers dans le même dossier car pb avec les require_once.</text:p>
      <text:p text:style-name="P1">J'ai réfléchis avec Guillaume comment boucler sur les services pour voir quel déchets peut aller dans quel service.</text:p>
      <text:p text:style-name="P1">Rédaction du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08T15:47:19.30</meta:creation-date>
    <meta:generator>OpenOffice/4.1.8$Win32 OpenOffice.org_project/418m3$Build-9803</meta:generator>
    <meta:document-statistic meta:table-count="0" meta:image-count="0" meta:object-count="0" meta:page-count="1" meta:paragraph-count="32" meta:word-count="360" meta:character-count="1995"/>
    <dc:date>2022-04-08T15:49:08.97</dc:date>
    <meta:editing-duration>PT1M49S</meta:editing-duration>
    <meta:editing-cycles>1</meta:editing-cycles>
  </office:meta>
</office:document-meta>
</file>